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1.136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0.831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34cm"/>
    </style:style>
    <style:style style:name="co15" style:family="table-column">
      <style:table-column-properties fo:break-before="auto" style:column-width="1.141cm"/>
    </style:style>
    <style:style style:name="co16" style:family="table-column">
      <style:table-column-properties fo:break-before="auto" style:column-width="2.106cm"/>
    </style:style>
    <style:style style:name="co17" style:family="table-column">
      <style:table-column-properties fo:break-before="auto" style:column-width="1.02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0.691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1.259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1.122cm"/>
    </style:style>
    <style:style style:name="co26" style:family="table-column">
      <style:table-column-properties fo:break-before="auto" style:column-width="1.101cm"/>
    </style:style>
    <style:style style:name="co27" style:family="table-column">
      <style:table-column-properties fo:break-before="auto" style:column-width="1.219cm"/>
    </style:style>
    <style:style style:name="co28" style:family="table-column">
      <style:table-column-properties fo:break-before="auto" style:column-width="0.767cm"/>
    </style:style>
    <style:style style:name="co29" style:family="table-column">
      <style:table-column-properties fo:break-before="auto" style:column-width="0.864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0.982cm"/>
    </style:style>
    <style:style style:name="co36" style:family="table-column">
      <style:table-column-properties fo:break-before="auto" style:column-width="3.463cm"/>
    </style:style>
    <style:style style:name="co37" style:family="table-column">
      <style:table-column-properties fo:break-before="auto" style:column-width="7.819cm"/>
    </style:style>
    <style:style style:name="co38" style:family="table-column">
      <style:table-column-properties fo:break-before="auto" style:column-width="6.717cm"/>
    </style:style>
    <style:style style:name="co39" style:family="table-column">
      <style:table-column-properties fo:break-before="auto" style:column-width="4.145cm"/>
    </style:style>
    <style:style style:name="co40" style:family="table-column">
      <style:table-column-properties fo:break-before="auto" style:column-width="9.211cm"/>
    </style:style>
    <style:style style:name="co41" style:family="table-column">
      <style:table-column-properties fo:break-before="auto" style:column-width="6.586cm"/>
    </style:style>
    <style:style style:name="co42" style:family="table-column">
      <style:table-column-properties fo:break-before="auto" style:column-width="12.36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34cm" fo:break-before="auto" style:use-optimal-row-height="false"/>
    </style:style>
    <style:style style:name="ro7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none" fo:border-top="0.035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border-bottom="none" fo:wrap-option="no-wrap" fo:border-left="none" fo:border-right="none" fo:border-top="0.035cm solid #000000"/>
    </style:style>
    <style:style style:name="ce11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14" style:family="table-cell" style:parent-style-name="Default">
      <style:table-cell-properties fo:border-bottom="none" fo:wrap-option="no-wrap" fo:border-left="none" fo:border-right="0.035cm solid #000000" fo:border-top="0.035cm solid #000000"/>
    </style:style>
    <style:style style:name="ce15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ackground-color="#000000" style:text-align-source="fix" style:repeat-content="false" fo:wrap-option="wrap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ackground-color="#000000" fo:wrap-option="no-wrap" fo:border-left="0.035cm solid #000000" fo:border-right="none" fo:border-top="0.035cm solid #000000"/>
    </style:style>
    <style:style style:name="ce23" style:family="table-cell" style:parent-style-name="Default">
      <style:table-cell-properties fo:border-bottom="none" fo:background-color="#000000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24" style:family="table-cell" style:parent-style-name="Default">
      <style:table-cell-properties fo:background-color="#000000" fo:wrap-option="no-wrap" fo:border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</style:style>
    <style:style style:name="ce26" style:family="table-cell" style:parent-style-name="Default">
      <style:table-cell-properties fo:border-bottom="none" fo:background-color="#000000" fo:wrap-option="no-wrap" fo:border-left="none" fo:border-right="none" fo:border-top="0.035cm solid #000000"/>
    </style:style>
    <style:style style:name="ce27" style:family="table-cell" style:parent-style-name="Default">
      <style:table-cell-properties fo:border-bottom="none" fo:background-color="#000000" fo:border-left="none" fo:border-right="none" fo:border-top="0.035cm solid #000000"/>
    </style:style>
    <style:style style:name="ce2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end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000000" fo:border-left="none" fo:border-right="0.035cm solid #000000" fo:border-top="0.035cm solid #000000"/>
    </style:style>
    <style:style style:name="ce33" style:family="table-cell" style:parent-style-name="Default">
      <style:table-cell-properties fo:border-bottom="none" fo:background-color="#000000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34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end" fo:margin-left="0cm"/>
    </style:style>
    <style:style style:name="ce36" style:family="table-cell" style:parent-style-name="Default">
      <style:table-cell-properties fo:background-color="#dddddd" style:text-align-source="fix" style:repeat-content="false" fo:border="0.002cm solid #000000"/>
      <style:paragraph-properties fo:text-align="end" fo:margin-left="0cm"/>
    </style:style>
    <style:style style:name="ce37" style:family="table-cell" style:parent-style-name="Default">
      <style:table-cell-properties fo:border-bottom="none" fo:background-color="#000000" fo:wrap-option="no-wrap" fo:border-left="none" fo:border-right="0.035cm solid #000000" fo:border-top="0.035cm solid #000000"/>
    </style:style>
    <style:style style:name="ce38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035cm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end" fo:margin-left="0cm"/>
    </style:style>
    <style:style style:name="ce46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end" fo:margin-left="0cm"/>
    </style:style>
    <style:style style:name="ce49" style:family="table-cell" style:parent-style-name="Default">
      <style:table-cell-properties fo:border-bottom="none" fo:border-left="0.002cm solid #000000" fo:border-right="none" fo:border-top="none"/>
    </style:style>
    <style:style style:name="ce50" style:family="table-cell" style:parent-style-name="Default">
      <style:table-cell-properties fo:border-bottom="0.002cm solid #000000" fo:border-left="0.002cm solid #000000" fo:border-right="none" fo:border-top="none"/>
    </style:style>
    <style:style style:name="ce51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52" style:family="table-cell" style:parent-style-name="Default">
      <style:table-cell-properties fo:border-bottom="0.002cm solid #000000" fo:background-color="#dddddd" fo:border-left="0.002cm solid #000000" fo:border-right="none" fo:border-top="0.002cm solid #000000"/>
    </style:style>
    <style:style style:name="ce53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54" style:family="table-cell" style:parent-style-name="Default">
      <style:table-cell-properties fo:border-bottom="none" fo:wrap-option="no-wrap" fo:border-left="none" fo:border-right="0.002cm solid #000000" fo:border-top="0.002cm solid 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/>
      <style:paragraph-properties fo:text-align="end" fo:margin-left="0cm"/>
    </style:style>
    <style:style style:name="ce56" style:family="table-cell" style:parent-style-name="Default">
      <style:table-cell-properties fo:border-bottom="none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#dddddd" fo:border-left="none" fo:border-right="0.002cm solid #000000" fo:border-top="0.002cm solid #000000"/>
    </style:style>
    <style:style style:name="ce58" style:family="table-cell" style:parent-style-name="Default" style:data-style-name="N37">
      <style:table-cell-properties fo:border="0.002cm solid #000000"/>
    </style:style>
    <style:style style:name="ce59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60" style:family="table-cell" style:parent-style-name="Default">
      <style:table-cell-properties fo:border-bottom="none" fo:background-color="#000000" fo:border-left="0.002cm solid #000000" fo:border-right="none" fo:border-top="0.002cm solid #000000"/>
    </style:style>
    <style:style style:name="ce61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2" style:family="table-cell" style:parent-style-name="Default">
      <style:table-cell-properties fo:border-bottom="none" fo:background-color="#000000" fo:border-left="0.002cm solid #000000" fo:border-right="none" fo:border-top="none"/>
    </style:style>
    <style:style style:name="ce63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/>
    </style:style>
    <style:style style:name="ce66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transparent" fo:border="none"/>
      <style:text-properties fo:color="#000000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fo:color="#000000"/>
    </style:style>
    <style:style style:name="ce69" style:family="table-cell" style:parent-style-name="Default">
      <style:table-cell-properties fo:background-color="transparent" fo:wrap-option="no-wrap" fo:border="none"/>
    </style:style>
    <style:style style:name="ce70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</style:style>
    <style:style style:name="ce72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/>
    </style:style>
    <style:style style:name="ce7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76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77" style:family="table-cell" style:parent-style-name="Default">
      <style:table-cell-properties fo:background-color="transparent" fo:border="none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02cm solid #000000" fo:border-left="none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002cm solid #000000"/>
    </style:style>
    <style:style style:name="ce8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start" fo:margin-left="0cm"/>
    </style:style>
    <style:style style:name="ce8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start" fo:margin-left="0cm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8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end" fo:margin-left="0cm"/>
    </style:style>
    <style:style style:name="ce8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métal" table:style-name="ta1" table:print="false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17" table:default-cell-style-name="ce9"/>
        <table:table-column table:style-name="co5" table:default-cell-style-name="ce9"/>
        <table:table-column table:style-name="co28" table:default-cell-style-name="ce9"/>
        <table:table-column table:style-name="co29" table:default-cell-style-name="ce9"/>
        <table:table-column table:style-name="co15" table:default-cell-style-name="ce9"/>
        <table:table-column table:style-name="co6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2" table:default-cell-style-name="ce9"/>
        <table:table-column table:style-name="co13" table:default-cell-style-name="ce9"/>
        <table:table-column table:style-name="co33" table:default-cell-style-name="ce9"/>
        <table:table-column table:style-name="co3" table:default-cell-style-name="ce9"/>
        <table:table-column table:style-name="co8" table:default-cell-style-name="ce9"/>
        <table:table-column table:style-name="co31" table:number-columns-repeated="2" table:default-cell-style-name="ce9"/>
        <table:table-column table:style-name="co29" table:default-cell-style-name="ce9"/>
        <table:table-column table:style-name="co6" table:default-cell-style-name="ce9"/>
        <table:table-column table:style-name="co34" table:default-cell-style-name="ce9"/>
        <table:table-column table:style-name="co31" table:number-columns-repeated="2" table:default-cell-style-name="ce9"/>
        <table:table-column table:style-name="co35" table:default-cell-style-name="ce9"/>
        <table:table-column table:style-name="co31" table:number-columns-repeated="955" table:default-cell-style-name="ce9"/>
        <table:table-row table:style-name="ro1">
          <table:table-cell table:style-name="ce1" office:value-type="string" table:number-columns-spanned="5" table:number-rows-spanned="1">
            <text:p>tube carré alu 30x30 ep 2</text:p>
          </table:table-cell>
          <table:covered-table-cell table:style-name="ce6"/>
          <table:covered-table-cell table:number-columns-repeated="2" table:style-name="ce10"/>
          <table:covered-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4"/>
          <table:table-cell table:style-name="ce23" office:value-type="string">
            <text:p>Plat alu 30 <text:s/>ep 3</text:p>
          </table:table-cell>
          <table:table-cell table:style-name="ce26" table:number-columns-repeated="5"/>
          <table:table-cell table:style-name="Default"/>
          <table:table-cell table:style-name="ce23" office:value-type="string">
            <text:p>galva 40 x 40 ep 2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0"/>
          <table:covered-table-cell table:style-name="ce42"/>
          <table:table-cell table:style-name="Default" table:number-columns-repeated="27"/>
          <table:table-cell table:style-name="ce43" office:value-type="string">
            <text:p>Liège expansé 1500 x 1000 ep 20</text:p>
          </table:table-cell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ce11" table:number-columns-repeated="5"/>
          <table:table-cell table:style-name="ce2"/>
          <table:table-cell table:style-name="ce11" table:number-columns-repeated="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 table:number-columns-repeated="27"/>
          <table:table-cell table:style-name="ce2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2"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0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 table:number-columns-repeated="27"/>
          <table:table-cell table:style-name="ce3"/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31" office:value-type="string">
            <text:p>plaques</text:p>
          </table:table-cell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C4]*[.D4]" office:value-type="float" office:value="5080">
            <text:p>5080</text:p>
          </table:table-cell>
          <table:table-cell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H4]*[.I4]" office:value-type="float" office:value="22550">
            <text:p>22550</text:p>
          </table:table-cell>
          <table:table-cell table:style-name="ce34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T4]*[.U4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table:style-name="Default" table:number-columns-repeated="27"/>
          <table:table-cell table:style-name="ce39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C5]*[.D5]" office:value-type="float" office:value="20460">
            <text:p>20460</text:p>
          </table:table-cell>
          <table:table-cell table:number-columns-repeated="5"/>
          <table:table-cell table:style-name="ce3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T5]*[.U5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C6]*[.D6]" office:value-type="float" office:value="2188">
            <text:p>2188</text:p>
          </table:table-cell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J4:.J5])" office:value-type="float" office:value="22550">
            <text:p>22550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T6]*[.U6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C7]*[.D7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5"/>
          <table:covered-table-cell table:style-name="ce30"/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T7]*[.U7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C8]*[.D8]" office:value-type="float" office:value="3920">
            <text:p>3920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number-columns-repeated="4"/>
          <table:table-cell table:style-name="ce31"/>
          <table:table-cell table:style-name="Default"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C9]*[.D9]" office:value-type="float" office:value="1590">
            <text:p>1590</text:p>
          </table:table-cell>
          <table:table-cell table:style-name="ce2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5:.P8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4:.V8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C10]*[.D10]" office:value-type="float" office:value="47920">
            <text:p>47920</text:p>
          </table:table-cell>
          <table:table-cell table:style-name="ce3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H10]*[.I10]" office:value-type="float" office:value="2000">
            <text:p>2000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P9]/1000" office:value-type="float" office:value="5.64">
            <text:p>5,64</text:p>
          </table:table-cell>
          <table:table-cell table:style-name="Default"/>
          <table:table-cell table:style-name="ce4"/>
          <table:table-cell table:style-name="ce8"/>
          <table:table-cell table:style-name="ce13" table:number-columns-repeated="2"/>
          <table:table-cell table:style-name="ce18" table:formula="of:=[.V9]/1000" office:value-type="float" office:value="7.72">
            <text:p>7,72</text:p>
          </table:table-cell>
          <table:table-cell table:style-name="Default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table:number-columns-repeated="3"/>
          <table:table-cell table:style-name="ce31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C11]*[.D11]" office:value-type="float" office:value="38672">
            <text:p>38672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H11]*[.I11]" office:value-type="float" office:value="4000">
            <text:p>4000</text:p>
          </table:table-cell>
          <table:table-cell table:style-name="ce23" office:value-type="string">
            <text:p>Plat alu 80 <text:s/>ep 3</text:p>
          </table:table-cell>
          <table:table-cell table:style-name="ce26" table:number-columns-repeated="4"/>
          <table:table-cell table:style-name="ce37"/>
          <table:table-cell table:style-name="Default"/>
          <table:table-cell table:style-name="ce23" office:value-type="string">
            <text:p>galav U 60 x 160 ep 4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4"/>
          <table:table-cell table:style-name="ce44" office:value-type="string">
            <text:p>TOTAL</text:p>
          </table:table-cell>
          <table:table-cell table:style-name="ce44"/>
          <table:table-cell table:style-name="ce44" table:formula="of:=SUM([.BG4:.BG10])" office:value-type="float" office:value="69.5">
            <text:p>69,5</text:p>
          </table:table-cell>
          <table:table-cell table:style-name="ce45" office:value-type="float" office:value="50">
            <text:p>50</text:p>
          </table:table-cell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C12]*[.D12]" office:value-type="float" office:value="3984">
            <text:p>3984</text:p>
          </table:table-cell>
          <table:table-cell table:style-name="ce3"/>
          <table:table-cell table:number-columns-repeated="3"/>
          <table:table-cell table:style-name="ce31"/>
          <table:table-cell table:style-name="ce2"/>
          <table:table-cell table:style-name="ce11" table:number-columns-repeated="4"/>
          <table:table-cell table:style-name="ce1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style-name="Default" table:number-columns-repeated="27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C13]*[.D13]" office:value-type="float" office:value="767">
            <text:p>767</text:p>
          </table:table-cell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J10:.J12])" office:value-type="float" office:value="6000">
            <text:p>6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C14]*[.D14]" office:value-type="float" office:value="1495">
            <text:p>1495</text:p>
          </table:table-cell>
          <table:table-cell table:style-name="ce22" office:value-type="string">
            <text:p>tube carré alu 35x35 ep 2</text:p>
          </table:table-cell>
          <table:table-cell table:style-name="ce26" table:number-columns-repeated="3"/>
          <table:table-cell table:style-name="ce32"/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T14]*[.U14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C15]*[.D15]" office:value-type="float" office:value="972">
            <text:p>972</text:p>
          </table:table-cell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T15]*[.U15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16]*[.D16]" office:value-type="float" office:value="2000">
            <text:p>2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C17]*[.D17]" office:value-type="float" office:value="4014">
            <text:p>4014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H17]*[.I17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14:.V16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C18]*[.D18]" office:value-type="float" office:value="1512">
            <text:p>1512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H18]*[.I18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4"/>
          <table:table-cell table:style-name="ce8"/>
          <table:table-cell table:style-name="ce13" table:number-columns-repeated="2"/>
          <table:table-cell table:style-name="ce18" table:formula="of:=[.V17]/1000" office:value-type="float" office:value="2.734">
            <text:p>2,734</text:p>
          </table:table-cell>
          <table:table-cell table:style-name="Default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C19]*[.D19]" office:value-type="float" office:value="1572">
            <text:p>157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H19]*[.I19]" office:value-type="float" office:value="795">
            <text:p>795</text:p>
          </table:table-cell>
          <table:table-cell table:style-name="ce3"/>
          <table:table-cell table:style-name="Default" table:number-columns-repeated="6"/>
          <table:table-cell table:style-name="ce23" office:value-type="string">
            <text:p>Tole perfo C10T12 galva 3000 x 1500 ep 1,5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C20]*[.D20]" office:value-type="float" office:value="1462">
            <text:p>146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H20]*[.I20]" office:value-type="float" office:value="595">
            <text:p>5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15:.P19])" office:value-type="float" office:value="1030">
            <text:p>1030</text:p>
          </table:table-cell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number-columns-repeated="3"/>
          <table:table-cell table:style-name="ce31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C21]*[.D21]" office:value-type="float" office:value="1066">
            <text:p>1066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H21]*[.I21]" office:value-type="float" office:value="395">
            <text:p>395</text:p>
          </table:table-cell>
          <table:table-cell table:style-name="ce3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P20]/1000" office:value-type="float" office:value="1.03">
            <text:p>1,03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AA4:.AA20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C22]*[.D22]" office:value-type="float" office:value="1085">
            <text:p>1085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H22]*[.I22]" office:value-type="float" office:value="197">
            <text:p>197</text:p>
          </table:table-cell>
          <table:table-cell table:style-name="ce23" office:value-type="string">
            <text:p>tole alu laqué poudre 3000 x 1500 ep 1,5</text:p>
          </table:table-cell>
          <table:table-cell table:style-name="ce29" table:number-columns-repeated="3"/>
          <table:table-cell table:style-name="ce27"/>
          <table:table-cell table:style-name="ce32"/>
          <table:table-cell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number-columns-repeated="4"/>
          <table:table-cell table:style-name="Default" table:number-columns-repeated="6"/>
          <table:table-cell table:number-columns-repeated="975"/>
        </table:table-row>
        <table:table-row table:style-name="ro4">
          <table:table-cell table:style-name="ce3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C23]*[.D23]" office:value-type="float" office:value="3364">
            <text:p>3364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H23]*[.I23]" office:value-type="float" office:value="824">
            <text:p>824</text:p>
          </table:table-cell>
          <table:table-cell table:style-name="ce2"/>
          <table:table-cell table:style-name="ce11" table:number-columns-repeated="4"/>
          <table:table-cell table:style-name="ce15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style-name="ce22" office:value-type="string">
            <text:p>tube rond alu 50 ep 2</text:p>
          </table:table-cell>
          <table:table-cell table:style-name="ce26" table:number-columns-repeated="3"/>
          <table:table-cell table:style-name="ce32"/>
          <table:table-cell table:style-name="Default" table:number-columns-repeated="5"/>
          <table:table-cell table:number-columns-repeated="975"/>
        </table:table-row>
        <table:table-row table:style-name="ro4">
          <table:table-cell table:style-name="ce3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C24]*[.D24]" office:value-type="float" office:value="1792">
            <text:p>1792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H24]*[.I24]" office:value-type="float" office:value="172">
            <text:p>172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35" office:value-type="string">
            <text:p>plis</text:p>
          </table:table-cell>
          <table:table-cell table:style-name="ce35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Default" table:number-columns-repeated="5"/>
          <table:table-cell table:number-columns-repeated="975"/>
        </table:table-row>
        <table:table-row table:style-name="ro4">
          <table:table-cell table:style-name="ce3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C25]*[.D25]" office:value-type="float" office:value="1842">
            <text:p>1842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C26]*[.D26]" office:value-type="float" office:value="5324">
            <text:p>5324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J17:.J25])" office:value-type="float" office:value="12099">
            <text:p>12099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Z26]*[.AA26]" office:value-type="float" office:value="7160">
            <text:p>7160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27]*[.D27]" office:value-type="float" office:value="2000">
            <text:p>2000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J26]/1000" office:value-type="float" office:value="12.099">
            <text:p>12,099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Z27]*[.AA27]" office:value-type="float" office:value="11640">
            <text:p>11640</text:p>
          </table:table-cell>
          <table:table-cell table:style-name="Default" table:number-columns-repeated="5"/>
          <table:table-cell table:number-columns-repeated="975"/>
        </table:table-row>
        <table:table-row table:style-name="ro4">
          <table:table-cell table:style-name="ce3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C28]*[.D28]" office:value-type="float" office:value="1668">
            <text:p>1668</text:p>
          </table:table-cell>
          <table:table-cell table:style-name="ce23" office:value-type="string">
            <text:p>Cornière alu 100 x 50 ep 3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Z28]*[.AA28]" office:value-type="float" office:value="5152">
            <text:p>5152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C29]*[.D29]" office:value-type="float" office:value="11424">
            <text:p>11424</text:p>
          </table:table-cell>
          <table:table-cell table:style-name="ce2"/>
          <table:table-cell table:style-name="ce11" table:number-columns-repeated="3"/>
          <table:table-cell table:style-name="ce1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Z29]*[.AA29]" office:value-type="float" office:value="3600">
            <text:p>3600</text:p>
          </table:table-cell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C30]*[.D30]" office:value-type="float" office:value="2096">
            <text:p>2096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U22:.U29])" office:value-type="float" office:value="6.2">
            <text:p>6,2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Z30]*[.AA30]" office:value-type="float" office:value="1435">
            <text:p>1435</text:p>
          </table:table-cell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C31]*[.D31]" office:value-type="float" office:value="5364">
            <text:p>5364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H31]*[.I31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3" office:value-type="string">
            <text:p>tole galva 1500 x 3000 ep 0,8</text:p>
          </table:table-cell>
          <table:table-cell table:style-name="ce27" table:number-columns-repeated="3"/>
          <table:table-cell table:style-name="ce29"/>
          <table:table-cell table:style-name="ce33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Z31]*[.AA31]" office:value-type="float" office:value="792">
            <text:p>792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C32]*[.D32]" office:value-type="float" office:value="1976">
            <text:p>1976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H32]*[.I32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2"/>
          <table:table-cell table:style-name="ce11" table:number-columns-repeated="4"/>
          <table:table-cell table:style-name="ce15"/>
          <table:table-cell table:style-name="ce3"/>
          <table:table-cell table:style-name="ce7"/>
          <table:table-cell table:number-columns-repeated="2" table:style-name="ce7"/>
          <table:table-cell table:style-name="ce7" table:formula="of:=[.Z32]*[.AA32]" office:value-type="float" office:value="0">
            <text:p>0</text:p>
          </table:table-cell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C33]*[.D33]" office:value-type="float" office:value="1856">
            <text:p>185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H33]*[.I33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B24:.AB32])" office:value-type="float" office:value="29779">
            <text:p>29779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C34]*[.D34]" office:value-type="float" office:value="2868">
            <text:p>2868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H34]*[.I34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B33]/1000" office:value-type="float" office:value="29.779">
            <text:p>29,779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C35]*[.D35]" office:value-type="float" office:value="4248">
            <text:p>424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H35]*[.I35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Default" table:number-columns-repeated="6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C36]*[.D36]" office:value-type="float" office:value="7680">
            <text:p>7680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H36]*[.I36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ce23" office:value-type="string">
            <text:p>Liège expansé 1500 x 1000 ep 20</text:p>
          </table:table-cell>
          <table:table-cell table:style-name="ce29" table:number-columns-repeated="3"/>
          <table:table-cell table:style-name="ce33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C37]*[.D37]" office:value-type="float" office:value="6856">
            <text:p>6856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H37]*[.I37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C38]*[.D38]" office:value-type="float" office:value="4176">
            <text:p>4176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C39]*[.D39]" office:value-type="float" office:value="4672">
            <text:p>4672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39"/>
          <table:table-cell table:style-name="ce7" office:value-type="string">
            <text:p>LIEGE SUD</text:p>
          </table:table-cell>
          <table:table-cell table:style-name="ce41"/>
          <table:table-cell table:style-name="ce7" office:value-type="float" office:value="6.33">
            <text:p>6,33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C40]*[.D40]" office:value-type="float" office:value="9188">
            <text:p>9188</text:p>
          </table:table-cell>
          <table:table-cell table:style-name="ce3"/>
          <table:table-cell table:style-name="ce28" office:value-type="string">
            <text:p>TOTAL</text:p>
          </table:table-cell>
          <table:table-cell table:style-name="ce13" table:number-columns-repeated="2"/>
          <table:table-cell table:style-name="ce18" table:formula="of:=SUM([.J31:.J39])" office:value-type="float" office:value="14876">
            <text:p>14876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C41]*[.D41]" office:value-type="float" office:value="12006">
            <text:p>12006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J40]/1000" office:value-type="float" office:value="14.876">
            <text:p>14,876</text:p>
          </table:table-cell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number-columns-repeated="4"/>
          <table:table-cell table:style-name="ce31"/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C42]*[.D42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U34:.U41])" office:value-type="float" office:value="11">
            <text:p>11</text:p>
          </table:table-cell>
          <table:table-cell table:style-name="ce13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C43]*[.D43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C44]*[.D44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C45]*[.D45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2" office:value-type="string">
            <text:p>tube rond alu 35 ep 2</text:p>
          </table:table-cell>
          <table:table-cell table:style-name="ce26" table:number-columns-repeated="3"/>
          <table:table-cell table:style-name="ce32"/>
          <table:table-cell/>
          <table:table-cell table:style-name="ce3"/>
          <table:table-cell table:number-columns-repeated="3"/>
          <table:table-cell table:style-name="ce31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C46]*[.D46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AA39:.AA45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style-name="Default"/>
          <table:table-cell table:number-columns-repeated="979"/>
        </table:table-row>
        <table:table-row table:style-name="ro4">
          <table:table-cell table:style-name="ce3"/>
          <table:table-cell table:style-name="ce7" office:value-type="string">
            <text:p>AMICI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00">
            <text:p>1000</text:p>
          </table:table-cell>
          <table:table-cell table:style-name="ce7" table:formula="of:=[.C47]*[.D47]" office:value-type="float" office:value="5000">
            <text:p>5000</text:p>
          </table:table-cell>
          <table:table-cell table:number-columns-repeated="5"/>
          <table:table-cell table:style-name="ce3"/>
          <table:table-cell table:number-columns-repeated="4"/>
          <table:table-cell table:style-name="ce31"/>
          <table:table-cell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79"/>
        </table:table-row>
        <table:table-row table:style-name="ro4"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E4:.E47])" office:value-type="float" office:value="342359">
            <text:p>342359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6" table:formula="of:=SUM([.N25:.N46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T48]*[.U48]" office:value-type="float" office:value="4356">
            <text:p>4356</text:p>
          </table:table-cell>
          <table:table-cell/>
          <table:table-cell table:style-name="ce23" office:value-type="string">
            <text:p>Cornière acier 30 x 30 ep 3</text:p>
          </table:table-cell>
          <table:table-cell table:style-name="ce29" table:number-columns-repeated="3"/>
          <table:table-cell table:style-name="ce33"/>
          <table:table-cell table:style-name="Default"/>
          <table:table-cell table:number-columns-repeated="979"/>
        </table:table-row>
        <table:table-row table:style-name="ro4">
          <table:table-cell table:number-columns-repeated="10"/>
          <table:table-cell table:style-name="ce23" office:value-type="string">
            <text:p>tole alu brut 3000 x 1500 ep 1,5</text:p>
          </table:table-cell>
          <table:table-cell table:style-name="ce27"/>
          <table:table-cell table:style-name="ce29" table:number-columns-repeated="3"/>
          <table:table-cell table:style-name="ce33"/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T49]*[.U49]" office:value-type="float" office:value="4410">
            <text:p>4410</text:p>
          </table:table-cell>
          <table:table-cell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number-columns-repeated="979"/>
        </table:table-row>
        <table:table-row table:style-name="ro4">
          <table:table-cell table:number-columns-repeated="10"/>
          <table:table-cell table:style-name="ce2"/>
          <table:table-cell table:style-name="ce11" table:number-columns-repeated="4"/>
          <table:table-cell table:style-name="ce1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T50]*[.U50]" office:value-type="float" office:value="848">
            <text:p>848</text:p>
          </table:table-cell>
          <table:table-cell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l</text:p>
          </table:table-cell>
          <table:table-cell table:style-name="ce7" office:value-type="string">
            <text:p>total l</text:p>
          </table:table-cell>
          <table:table-cell table:style-name="Default"/>
          <table:table-cell table:number-columns-repeated="979"/>
        </table:table-row>
        <table:table-row table:style-name="ro4">
          <table:table-cell table:number-columns-repeated="10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T51]*[.U51]" office:value-type="float" office:value="2628">
            <text:p>2628</text:p>
          </table:table-cell>
          <table:table-cell/>
          <table:table-cell table:style-name="ce39"/>
          <table:table-cell table:style-name="ce7" office:value-type="string">
            <text:p>Support Manchon</text:p>
          </table:table-cell>
          <table:table-cell table:style-name="ce41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A51]*[.Z51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2">
          <table:table-cell table:number-columns-repeated="10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T52]*[.U52]" office:value-type="float" office:value="0">
            <text:p>0</text:p>
          </table:table-cell>
          <table:table-cell/>
          <table:table-cell table:style-name="ce3"/>
          <table:table-cell table:style-name="ce7" table:number-columns-repeated="4"/>
          <table:table-cell table:style-name="Default"/>
          <table:table-cell table:number-columns-repeated="979"/>
        </table:table-row>
        <table:table-row table:style-name="ro2">
          <table:table-cell table:number-columns-repeated="10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T53]*[.U53]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/>
          <table:table-cell table:style-name="ce18" table:formula="of:=[.AB51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2">
          <table:table-cell table:number-columns-repeated="10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T54]*[.U54]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en m</text:p>
          </table:table-cell>
          <table:table-cell table:style-name="ce13"/>
          <table:table-cell table:style-name="ce36"/>
          <table:table-cell table:style-name="ce18" table:formula="of:=[.AB53]/1000" office:value-type="float" office:value="2">
            <text:p>2</text:p>
          </table:table-cell>
          <table:table-cell table:style-name="Default"/>
          <table:table-cell table:number-columns-repeated="979"/>
        </table:table-row>
        <table:table-row table:style-name="ro2">
          <table:table-cell table:number-columns-repeated="10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46:.V54])" office:value-type="float" office:value="12242">
            <text:p>12242</text:p>
          </table:table-cell>
          <table:table-cell/>
          <table:table-cell table:style-name="Default" table:number-columns-repeated="6"/>
          <table:table-cell table:number-columns-repeated="979"/>
        </table:table-row>
        <table:table-row table:style-name="ro2">
          <table:table-cell table:number-columns-repeated="10"/>
          <table:table-cell table:style-name="ce3"/>
          <table:table-cell table:number-columns-repeated="4"/>
          <table:table-cell table:style-name="ce31"/>
          <table:table-cell/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V55]/1000" office:value-type="float" office:value="12.242">
            <text:p>12,242</text:p>
          </table:table-cell>
          <table:table-cell/>
          <table:table-cell table:style-name="Default" table:number-columns-repeated="6"/>
          <table:table-cell table:number-columns-repeated="979"/>
        </table:table-row>
        <table:table-row table:style-name="ro2">
          <table:table-cell table:number-columns-repeated="10"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N52:.N56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7"/>
          <table:table-cell table:style-name="Default" table:number-columns-repeated="6"/>
          <table:table-cell table:number-columns-repeated="979"/>
        </table:table-row>
        <table:table-row table:style-name="ro2">
          <table:table-cell table:number-columns-repeated="23"/>
          <table:table-cell table:style-name="Default" table:number-columns-repeated="6"/>
          <table:table-cell table:number-columns-repeated="979"/>
        </table:table-row>
        <table:table-row table:style-name="ro2" table:number-rows-repeated="10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2" table:number-rows-repeated="8">
          <table:table-cell table:number-columns-repeated="17"/>
          <table:table-cell table:style-name="Default" table:number-columns-repeated="5"/>
          <table:table-cell table:number-columns-repeated="986"/>
        </table:table-row>
        <table:table-row table:style-name="ro2" table:number-rows-repeated="12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2" table:number-rows-repeated="1048487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Visserie" table:style-name="ta1" table:print="false">
        <table:table-column table:style-name="co31" table:default-cell-style-name="ce49"/>
        <table:table-column table:style-name="co31" table:number-columns-repeated="3" table:default-cell-style-name="Default"/>
        <table:table-column table:style-name="co31" table:default-cell-style-name="ce54"/>
        <table:table-row table:style-name="ro4">
          <table:table-cell table:style-name="ce46" office:value-type="string" table:number-columns-spanned="5" table:number-rows-spanned="1">
            <text:p>tige fileté M5</text:p>
          </table:table-cell>
          <table:covered-table-cell table:number-columns-repeated="3" table:style-name="ce51"/>
          <table:covered-table-cell/>
        </table:table-row>
        <table:table-row table:style-name="ro2">
          <table:table-cell table:style-name="ce47"/>
          <table:table-cell table:style-name="ce11" table:number-columns-repeated="3"/>
          <table:table-cell table:style-name="ce55"/>
        </table:table-row>
        <table:table-row table:style-name="ro4">
          <table:table-cell table:style-name="ce48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2">
          <table:table-cell/>
          <table:table-cell table:style-name="ce41" office:value-type="string">
            <text:p>#1301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25">
            <text:p>25</text:p>
          </table:table-cell>
          <table:table-cell table:style-name="ce41" table:formula="of:=[.C4]*[.D4]" office:value-type="float" office:value="1250">
            <text:p>1250</text:p>
          </table:table-cell>
        </table:table-row>
        <table:table-row table:style-name="ro2">
          <table:table-cell table:number-columns-repeated="4"/>
          <table:table-cell table:style-name="ce56"/>
        </table:table-row>
        <table:table-row table:style-name="ro2">
          <table:table-cell table:style-name="ce50"/>
          <table:table-cell table:style-name="ce52" office:value-type="string">
            <text:p>TOTAL</text:p>
          </table:table-cell>
          <table:table-cell table:style-name="ce53" table:number-columns-repeated="2"/>
          <table:table-cell table:style-name="ce57" table:formula="of:=[.E4]" office:value-type="float" office:value="1250">
            <text:p>125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46" office:value-type="string" table:number-columns-spanned="5" table:number-rows-spanned="1">
            <text:p>manchon M10 30mm hexa</text:p>
          </table:table-cell>
          <table:covered-table-cell table:number-columns-repeated="3" table:style-name="ce51"/>
          <table:covered-table-cell/>
        </table:table-row>
        <table:table-row table:style-name="ro2">
          <table:table-cell table:style-name="ce47"/>
          <table:table-cell table:style-name="ce11" table:number-columns-repeated="3"/>
          <table:table-cell table:style-name="ce55"/>
        </table:table-row>
        <table:table-row table:style-name="ro4">
          <table:table-cell table:style-name="ce48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2">
          <table:table-cell/>
          <table:table-cell table:style-name="ce41"/>
          <table:table-cell table:style-name="ce41" office:value-type="float" office:value="50">
            <text:p>50</text:p>
          </table:table-cell>
          <table:table-cell table:style-name="ce41"/>
          <table:table-cell table:style-name="ce41" table:formula="of:=[.C11]*[.D11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56"/>
        </table:table-row>
        <table:table-row table:style-name="ro2">
          <table:table-cell table:style-name="ce50"/>
          <table:table-cell table:style-name="ce52" office:value-type="string">
            <text:p>TOTAL</text:p>
          </table:table-cell>
          <table:table-cell table:style-name="ce53" table:formula="of:=[.C11]" office:value-type="float" office:value="50">
            <text:p>50</text:p>
          </table:table-cell>
          <table:table-cell table:style-name="ce53"/>
          <table:table-cell table:style-name="ce57" table:formula="of:=[.E11]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46" office:value-type="string" table:number-columns-spanned="5" table:number-rows-spanned="1">
            <text:p>Collier duratruss 50 mm</text:p>
          </table:table-cell>
          <table:covered-table-cell table:number-columns-repeated="3" table:style-name="ce51"/>
          <table:covered-table-cell/>
        </table:table-row>
        <table:table-row table:style-name="ro2">
          <table:table-cell table:style-name="ce47"/>
          <table:table-cell table:style-name="ce11" table:number-columns-repeated="3"/>
          <table:table-cell table:style-name="ce55"/>
        </table:table-row>
        <table:table-row table:style-name="ro4">
          <table:table-cell table:style-name="ce48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2">
          <table:table-cell/>
          <table:table-cell table:style-name="ce41"/>
          <table:table-cell table:style-name="ce41" office:value-type="float" office:value="50">
            <text:p>50</text:p>
          </table:table-cell>
          <table:table-cell table:style-name="ce41"/>
          <table:table-cell table:style-name="ce41" table:formula="of:=[.C18]*[.D18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56"/>
        </table:table-row>
        <table:table-row table:style-name="ro2">
          <table:table-cell table:style-name="ce50"/>
          <table:table-cell table:style-name="ce52" office:value-type="string">
            <text:p>TOTAL</text:p>
          </table:table-cell>
          <table:table-cell table:style-name="ce53" table:formula="of:=[.C18]" office:value-type="float" office:value="50">
            <text:p>50</text:p>
          </table:table-cell>
          <table:table-cell table:style-name="ce53"/>
          <table:table-cell table:style-name="ce57" table:formula="of:=[.E18]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46" office:value-type="string" table:number-columns-spanned="5" table:number-rows-spanned="1">
            <text:p>Collier duratruss 50 mm</text:p>
          </table:table-cell>
          <table:covered-table-cell table:number-columns-repeated="3" table:style-name="ce51"/>
          <table:covered-table-cell/>
        </table:table-row>
        <table:table-row table:style-name="ro2">
          <table:table-cell table:style-name="ce47"/>
          <table:table-cell table:style-name="ce11" table:number-columns-repeated="3"/>
          <table:table-cell table:style-name="ce55"/>
        </table:table-row>
        <table:table-row table:style-name="ro4">
          <table:table-cell table:style-name="ce48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2">
          <table:table-cell/>
          <table:table-cell table:style-name="ce41"/>
          <table:table-cell table:style-name="ce41" office:value-type="float" office:value="40">
            <text:p>40</text:p>
          </table:table-cell>
          <table:table-cell table:style-name="ce41"/>
          <table:table-cell table:style-name="ce41" table:formula="of:=[.C25]*[.D25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56"/>
        </table:table-row>
        <table:table-row table:style-name="ro2">
          <table:table-cell table:style-name="ce50"/>
          <table:table-cell table:style-name="ce52" office:value-type="string">
            <text:p>TOTAL</text:p>
          </table:table-cell>
          <table:table-cell table:style-name="ce53" table:formula="of:=[.C25]" office:value-type="float" office:value="40">
            <text:p>40</text:p>
          </table:table-cell>
          <table:table-cell table:style-name="ce53"/>
          <table:table-cell table:style-name="ce57" table:formula="of:=[.E25]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46" office:value-type="string" table:number-columns-spanned="5" table:number-rows-spanned="1">
            <text:p>Collier duratruss 35 mm</text:p>
          </table:table-cell>
          <table:covered-table-cell table:number-columns-repeated="3" table:style-name="ce51"/>
          <table:covered-table-cell/>
        </table:table-row>
        <table:table-row table:style-name="ro2">
          <table:table-cell table:style-name="ce47"/>
          <table:table-cell table:style-name="ce11" table:number-columns-repeated="3"/>
          <table:table-cell table:style-name="ce55"/>
        </table:table-row>
        <table:table-row table:style-name="ro4">
          <table:table-cell table:style-name="ce48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2">
          <table:table-cell/>
          <table:table-cell table:style-name="ce41"/>
          <table:table-cell table:style-name="ce41" office:value-type="float" office:value="40">
            <text:p>40</text:p>
          </table:table-cell>
          <table:table-cell table:style-name="ce41"/>
          <table:table-cell table:style-name="ce41" table:formula="of:=[.C32]*[.D32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56"/>
        </table:table-row>
        <table:table-row table:style-name="ro2">
          <table:table-cell table:style-name="ce50"/>
          <table:table-cell table:style-name="ce52" office:value-type="string">
            <text:p>TOTAL</text:p>
          </table:table-cell>
          <table:table-cell table:style-name="ce53" table:formula="of:=[.C32]" office:value-type="float" office:value="40">
            <text:p>40</text:p>
          </table:table-cell>
          <table:table-cell table:style-name="ce53"/>
          <table:table-cell table:style-name="ce57" table:formula="of:=[.E32]" office:value-type="float" office:value="0">
            <text:p>0</text:p>
          </table:table-cell>
        </table:table-row>
      </table:table>
      <table:table table:name="retro-planning" table:style-name="ta1" table:print="false">
        <table:table-column table:style-name="co36" table:default-cell-style-name="ce41"/>
        <table:table-column table:style-name="co37" table:default-cell-style-name="ce41"/>
        <table:table-column table:style-name="co38" table:default-cell-style-name="Default"/>
        <table:table-row table:style-name="ro2">
          <table:table-cell office:value-type="string">
            <text:p>31 aout </text:p>
          </table:table-cell>
          <table:table-cell office:value-type="string">
            <text:p>devis mét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ontact durant</text:p>
          </table:table-cell>
          <table:table-cell/>
        </table:table-row>
        <table:table-row table:style-name="ro2">
          <table:table-cell office:value-type="string">
            <text:p>1 er quinzaine aout</text:p>
          </table:table-cell>
          <table:table-cell office:value-type="string">
            <text:p>code</text:p>
          </table:table-cell>
          <table:table-cell/>
        </table:table-row>
        <table:table-row table:style-name="ro2">
          <table:table-cell/>
          <table:table-cell office:value-type="string">
            <text:p>dessin marches et ramp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1 er quinzaine sept</text:p>
          </table:table-cell>
          <table:table-cell office:value-type="string">
            <text:p>permis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livraison isolant+bois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livraison métal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achat fenêtre et porte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Presta façonnage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Prépa (coupe tube)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Préparer gabarit arche</text:p>
          </table:table-cell>
          <table:table-cell/>
        </table:table-row>
        <table:table-row table:style-name="ro2">
          <table:table-cell office:value-type="string">
            <text:p>4 sept → 4 octobre</text:p>
          </table:table-cell>
          <table:table-cell office:value-type="string">
            <text:p>hublot</text:p>
          </table:table-cell>
          <table:table-cell/>
        </table:table-row>
        <table:table-row table:style-name="ro2">
          <table:table-cell office:value-type="string">
            <text:p>18 sept </text:p>
          </table:table-cell>
          <table:table-cell office:value-type="string">
            <text:p>récupération remorqu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8" office:value-type="date" office:date-value="2023-10-09">
            <text:p>09/10/23</text:p>
          </table:table-cell>
          <table:table-cell office:value-type="string">
            <text:p>extension plateau</text:p>
          </table:table-cell>
          <table:table-cell/>
        </table:table-row>
        <table:table-row table:style-name="ro4">
          <table:table-cell table:style-name="ce58" office:value-type="date" office:date-value="2023-10-10">
            <text:p>10/10/23</text:p>
          </table:table-cell>
          <table:table-cell office:value-type="string">
            <text:p>tôle sol galva</text:p>
          </table:table-cell>
          <table:table-cell/>
        </table:table-row>
        <table:table-row table:style-name="ro2">
          <table:table-cell table:style-name="ce58" office:value-type="date" office:date-value="2023-10-11">
            <text:p>11/10/23</text:p>
          </table:table-cell>
          <table:table-cell office:value-type="string">
            <text:p>arche</text:p>
          </table:table-cell>
          <table:table-cell/>
        </table:table-row>
        <table:table-row table:style-name="ro2">
          <table:table-cell table:style-name="ce58" office:value-type="date" office:date-value="2023-10-12">
            <text:p>12/10/23</text:p>
          </table:table-cell>
          <table:table-cell office:value-type="string">
            <text:p>arche</text:p>
          </table:table-cell>
          <table:table-cell/>
        </table:table-row>
        <table:table-row table:style-name="ro2">
          <table:table-cell table:style-name="ce58" office:value-type="date" office:date-value="2023-10-13">
            <text:p>13/10/23</text:p>
          </table:table-cell>
          <table:table-cell office:value-type="string">
            <text:p>Arche + renforts</text:p>
          </table:table-cell>
          <table:table-cell/>
        </table:table-row>
        <table:table-row table:style-name="ro2">
          <table:table-cell table:style-name="ce58" office:value-type="date" office:date-value="2023-10-14">
            <text:p>14/10/23</text:p>
          </table:table-cell>
          <table:table-cell office:value-type="string">
            <text:p>Pose des arches+ poutre principale porte</text:p>
          </table:table-cell>
          <table:table-cell/>
        </table:table-row>
        <table:table-row table:style-name="ro2">
          <table:table-cell table:style-name="ce58" office:value-type="date" office:date-value="2023-10-16">
            <text:p>16/10/23</text:p>
          </table:table-cell>
          <table:table-cell office:value-type="string">
            <text:p>Structure 1, 2,3,4</text:p>
          </table:table-cell>
          <table:table-cell/>
        </table:table-row>
        <table:table-row table:style-name="ro2">
          <table:table-cell table:style-name="ce58" office:value-type="date" office:date-value="2023-10-17">
            <text:p>17/10/23</text:p>
          </table:table-cell>
          <table:table-cell office:value-type="string">
            <text:p>Isolation + plancher + grilles</text:p>
          </table:table-cell>
          <table:table-cell/>
        </table:table-row>
        <table:table-row table:style-name="ro2">
          <table:table-cell table:style-name="ce58" office:value-type="date" office:date-value="2023-10-18">
            <text:p>18/10/23</text:p>
          </table:table-cell>
          <table:table-cell table:style-name="Default" office:value-type="string">
            <text:p>fixation porte + renfort + trappe</text:p>
          </table:table-cell>
          <table:table-cell/>
        </table:table-row>
        <table:table-row table:style-name="ro2">
          <table:table-cell table:style-name="ce58" office:value-type="date" office:date-value="2023-10-19">
            <text:p>19/10/23</text:p>
          </table:table-cell>
          <table:table-cell office:value-type="string">
            <text:p>Marches gradins + grilles</text:p>
          </table:table-cell>
          <table:table-cell/>
        </table:table-row>
        <table:table-row table:style-name="ro2">
          <table:table-cell table:style-name="ce58" office:value-type="date" office:date-value="2023-10-20">
            <text:p>20/10/23</text:p>
          </table:table-cell>
          <table:table-cell office:value-type="string">
            <text:p>Manchons</text:p>
          </table:table-cell>
          <table:table-cell/>
        </table:table-row>
        <table:table-row table:style-name="ro2">
          <table:table-cell table:style-name="ce58" office:value-type="date" office:date-value="2023-10-21">
            <text:p>21/10/23</text:p>
          </table:table-cell>
          <table:table-cell table:number-columns-repeated="2"/>
        </table:table-row>
        <table:table-row table:style-name="ro4">
          <table:table-cell table:style-name="ce58" office:value-type="date" office:date-value="2023-10-23">
            <text:p>23/10/23</text:p>
          </table:table-cell>
          <table:table-cell office:value-type="string">
            <text:p>pose tole</text:p>
          </table:table-cell>
          <table:table-cell/>
        </table:table-row>
        <table:table-row table:style-name="ro4">
          <table:table-cell table:style-name="ce58" office:value-type="date" office:date-value="2023-10-24">
            <text:p>24/10/23</text:p>
          </table:table-cell>
          <table:table-cell office:value-type="string">
            <text:p>pose tole</text:p>
          </table:table-cell>
          <table:table-cell/>
        </table:table-row>
        <table:table-row table:style-name="ro4">
          <table:table-cell table:style-name="ce58" office:value-type="date" office:date-value="2023-10-25">
            <text:p>25/10/23</text:p>
          </table:table-cell>
          <table:table-cell office:value-type="string">
            <text:p>pose tole</text:p>
          </table:table-cell>
          <table:table-cell/>
        </table:table-row>
        <table:table-row table:style-name="ro2">
          <table:table-cell table:style-name="ce58" office:value-type="date" office:date-value="2023-10-26">
            <text:p>26/10/23</text:p>
          </table:table-cell>
          <table:table-cell office:value-type="string">
            <text:p>sièges</text:p>
          </table:table-cell>
          <table:table-cell/>
        </table:table-row>
        <table:table-row table:style-name="ro4">
          <table:table-cell table:style-name="ce58" office:value-type="date" office:date-value="2023-10-27">
            <text:p>27/10/23</text:p>
          </table:table-cell>
          <table:table-cell office:value-type="string">
            <text:p>sièges, clim, tube cage, miroir amici, vitr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58" office:value-type="date" office:date-value="2023-10-30">
            <text:p>30/10/23</text:p>
          </table:table-cell>
          <table:table-cell office:value-type="string">
            <text:p>voyage Assier</text:p>
          </table:table-cell>
          <table:table-cell/>
        </table:table-row>
        <table:table-row table:style-name="ro2">
          <table:table-cell table:style-name="ce58" office:value-type="date" office:date-value="2023-10-31">
            <text:p>31/10/23</text:p>
          </table:table-cell>
          <table:table-cell office:value-type="string">
            <text:p>Isolation laine de coton</text:p>
          </table:table-cell>
          <table:table-cell/>
        </table:table-row>
        <table:table-row table:style-name="ro4">
          <table:table-cell table:style-name="ce58" office:value-type="date" office:date-value="2023-11-01">
            <text:p>01/11/23</text:p>
          </table:table-cell>
          <table:table-cell office:value-type="string">
            <text:p>Isolation liege + faux plafond</text:p>
          </table:table-cell>
          <table:table-cell/>
        </table:table-row>
        <table:table-row table:style-name="ro2">
          <table:table-cell table:style-name="ce58" office:value-type="date" office:date-value="2023-11-02">
            <text:p>02/11/23</text:p>
          </table:table-cell>
          <table:table-cell table:style-name="Default" office:value-type="string">
            <text:p>raccord soufflet</text:p>
          </table:table-cell>
          <table:table-cell/>
        </table:table-row>
        <table:table-row table:style-name="ro4">
          <table:table-cell table:style-name="ce58" office:value-type="date" office:date-value="2023-11-03">
            <text:p>03/11/23</text:p>
          </table:table-cell>
          <table:table-cell office:value-type="string">
            <text:p>ecran+cage+ test image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chat" table:style-name="ta1" table:print="false">
        <table:table-column table:style-name="co39" table:default-cell-style-name="ce5"/>
        <table:table-column table:style-name="co40" table:default-cell-style-name="ce75"/>
        <table:table-column table:style-name="co41" table:default-cell-style-name="ce9"/>
        <table:table-column table:style-name="co42" table:default-cell-style-name="ce89"/>
        <table:table-column table:style-name="co26" table:default-cell-style-name="ce9"/>
        <table:table-column table:style-name="co27" table:default-cell-style-name="ce9"/>
        <table:table-column table:style-name="co17" table:default-cell-style-name="ce9"/>
        <table:table-column table:style-name="co5" table:default-cell-style-name="ce9"/>
        <table:table-column table:style-name="co28" table:default-cell-style-name="ce9"/>
        <table:table-column table:style-name="co29" table:default-cell-style-name="ce9"/>
        <table:table-column table:style-name="co15" table:default-cell-style-name="ce9"/>
        <table:table-column table:style-name="co6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2" table:default-cell-style-name="ce9"/>
        <table:table-column table:style-name="co13" table:default-cell-style-name="ce9"/>
        <table:table-column table:style-name="co33" table:default-cell-style-name="ce9"/>
        <table:table-column table:style-name="co3" table:default-cell-style-name="ce9"/>
        <table:table-column table:style-name="co8" table:default-cell-style-name="ce9"/>
        <table:table-column table:style-name="co31" table:number-columns-repeated="2" table:default-cell-style-name="ce9"/>
        <table:table-column table:style-name="co29" table:default-cell-style-name="ce9"/>
        <table:table-column table:style-name="co6" table:default-cell-style-name="ce9"/>
        <table:table-column table:style-name="co34" table:default-cell-style-name="ce9"/>
        <table:table-column table:style-name="co31" table:number-columns-repeated="2" table:default-cell-style-name="ce9"/>
        <table:table-column table:style-name="co35" table:default-cell-style-name="ce9"/>
        <table:table-column table:style-name="co31" table:number-columns-repeated="955" table:default-cell-style-name="ce9"/>
        <table:table-row table:style-name="ro5">
          <table:table-cell table:style-name="ce59"/>
          <table:table-cell table:style-name="ce65"/>
          <table:table-cell table:style-name="ce76"/>
          <table:table-cell table:style-name="ce82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4" table:number-columns-repeated="4"/>
          <table:table-cell table:style-name="ce23"/>
          <table:table-cell table:style-name="ce26" table:number-columns-repeated="5"/>
          <table:table-cell table:style-name="Default"/>
          <table:table-cell table:style-name="ce23"/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/>
          <table:table-cell table:style-name="ce40" table:number-columns-repeated="3"/>
          <table:table-cell table:style-name="ce42"/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60" office:value-type="string">
            <text:p>BARRE/TUBE ALU</text:p>
          </table:table-cell>
          <table:table-cell table:style-name="ce65"/>
          <table:table-cell table:style-name="ce76" office:value-type="string">
            <text:p>ARCELOR MITTAL</text:p>
          </table:table-cell>
          <table:table-cell table:style-name="ce82" office:value-type="string">
            <text:p>https://e-steel.arcelormittal.com/FR/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4"/>
          <table:table-cell table:style-name="ce23" office:value-type="string">
            <text:p>Plat alu 30 <text:s/>ep 3</text:p>
          </table:table-cell>
          <table:table-cell table:style-name="ce26" table:number-columns-repeated="5"/>
          <table:table-cell table:style-name="Default"/>
          <table:table-cell table:style-name="ce23" office:value-type="string">
            <text:p>galva 40 x 40 ep 2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0"/>
          <table:covered-table-cell table:style-name="ce42"/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61"/>
          <table:table-cell table:style-name="ce66"/>
          <table:table-cell table:style-name="ce77" office:value-type="string">
            <text:p>CODINA</text:p>
          </table:table-cell>
          <table:table-cell table:style-name="ce83" office:value-type="string">
            <text:p>https://www.codinaproduitsmetallurgiques.fr/vente-de-fer-soual.html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4" table:number-columns-repeated="4"/>
          <table:table-cell table:style-name="ce23"/>
          <table:table-cell table:style-name="ce26" table:number-columns-repeated="5"/>
          <table:table-cell table:style-name="Default"/>
          <table:table-cell table:style-name="ce23"/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/>
          <table:table-cell table:style-name="ce40" table:number-columns-repeated="3"/>
          <table:table-cell table:style-name="ce42"/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61"/>
          <table:table-cell table:style-name="ce66"/>
          <table:table-cell table:style-name="ce77" office:value-type="string">
            <text:p>DURAND JEAN</text:p>
          </table:table-cell>
          <table:table-cell table:style-name="ce83" office:value-type="string">
            <text:p>https://www.durandjean.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4" table:number-columns-repeated="4"/>
          <table:table-cell table:style-name="ce23"/>
          <table:table-cell table:style-name="ce26" table:number-columns-repeated="5"/>
          <table:table-cell table:style-name="Default"/>
          <table:table-cell table:style-name="ce23"/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/>
          <table:table-cell table:style-name="ce40" table:number-columns-repeated="3"/>
          <table:table-cell table:style-name="ce42"/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61"/>
          <table:table-cell table:style-name="ce66"/>
          <table:table-cell table:style-name="ce78"/>
          <table:table-cell table:style-name="ce83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4" table:number-columns-repeated="4"/>
          <table:table-cell table:style-name="ce23"/>
          <table:table-cell table:style-name="ce26" table:number-columns-repeated="5"/>
          <table:table-cell table:style-name="Default"/>
          <table:table-cell table:style-name="ce23"/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8"/>
          <table:table-cell table:style-name="ce40" table:number-columns-repeated="3"/>
          <table:table-cell table:style-name="ce42"/>
          <table:table-cell table:style-name="ce40" table:number-columns-repeated="3"/>
          <table:table-cell table:style-name="ce42"/>
          <table:table-cell table:style-name="ce11" table:number-columns-repeated="948"/>
        </table:table-row>
        <table:table-row table:style-name="ro1">
          <table:table-cell table:style-name="ce61"/>
          <table:table-cell table:style-name="ce67" office:value-type="string">
            <text:p>tube carré alu 30x30 ep 2</text:p>
          </table:table-cell>
          <table:table-cell table:style-name="ce78"/>
          <table:table-cell table:style-name="ce84"/>
          <table:table-cell table:style-name="Default"/>
          <table:table-cell table:style-name="ce11" table:number-columns-repeated="2"/>
          <table:table-cell table:style-name="ce15"/>
          <table:table-cell table:style-name="ce11" table:number-columns-repeated="5"/>
          <table:table-cell table:style-name="ce2"/>
          <table:table-cell table:style-name="ce11" table:number-columns-repeated="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6">
          <table:table-cell table:style-name="ce61"/>
          <table:table-cell table:style-name="ce68" office:value-type="string">
            <text:p>tube carré alu 30x40 ep 2</text:p>
          </table:table-cell>
          <table:table-cell table:style-name="ce78"/>
          <table:table-cell table:style-name="ce8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0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31" office:value-type="string">
            <text:p>plaques</text:p>
          </table:table-cell>
          <table:table-cell table:number-columns-repeated="948"/>
        </table:table-row>
        <table:table-row table:style-name="ro4">
          <table:table-cell table:style-name="ce61"/>
          <table:table-cell table:style-name="ce69" office:value-type="string">
            <text:p>tube carré alu 35x35 ep 2</text:p>
          </table:table-cell>
          <table:table-cell table:style-name="ce78"/>
          <table:table-cell table:style-name="ce85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F8]*[.G8]" office:value-type="float" office:value="5080">
            <text:p>5080</text:p>
          </table:table-cell>
          <table:table-cell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K8]*[.L8]" office:value-type="float" office:value="22550">
            <text:p>22550</text:p>
          </table:table-cell>
          <table:table-cell table:style-name="ce34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W8]*[.X8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69" office:value-type="string">
            <text:p>tube rond alu 35 ep 2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4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69" office:value-type="string">
            <text:p>tube rond alu 50 ep 2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4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70" office:value-type="string">
            <text:p>Cornière alu 100 x 50 ep 3</text:p>
          </table:table-cell>
          <table:table-cell table:style-name="ce78"/>
          <table:table-cell table:style-name="ce85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F11]*[.G11]" office:value-type="float" office:value="20460">
            <text:p>20460</text:p>
          </table:table-cell>
          <table:table-cell table:number-columns-repeated="5"/>
          <table:table-cell table:style-name="ce3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W11]*[.X11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71" office:value-type="string">
            <text:p>barre ronde 10mm Aluminium</text:p>
          </table:table-cell>
          <table:table-cell table:style-name="ce78"/>
          <table:table-cell table:style-name="ce85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F12]*[.G12]" office:value-type="float" office:value="2188">
            <text:p>2188</text:p>
          </table:table-cell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M8:.M11])" office:value-type="float" office:value="22550">
            <text:p>22550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W12]*[.X12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70" office:value-type="string">
            <text:p>Plat alu 30 <text:s/>ep 3</text:p>
          </table:table-cell>
          <table:table-cell table:style-name="ce78"/>
          <table:table-cell table:style-name="ce85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F13]*[.G13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5"/>
          <table:covered-table-cell table:style-name="ce30"/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W13]*[.X13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70" office:value-type="string">
            <text:p>Plat alu 80 <text:s/>ep 3</text:p>
          </table:table-cell>
          <table:table-cell table:style-name="ce77"/>
          <table:table-cell table:style-name="ce85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F14]*[.G14]" office:value-type="float" office:value="3920">
            <text:p>3920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number-columns-repeated="4"/>
          <table:table-cell table:style-name="ce31"/>
          <table:table-cell table:style-name="Default"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31"/>
          <table:table-cell table:number-columns-repeated="948"/>
        </table:table-row>
        <table:table-row table:style-name="ro4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F15]*[.G15]" office:value-type="float" office:value="1590">
            <text:p>1590</text:p>
          </table:table-cell>
          <table:table-cell table:style-name="ce2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S9:.S14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Y8:.Y14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31"/>
          <table:table-cell table:number-columns-repeated="948"/>
        </table:table-row>
        <table:table-row table:style-name="ro2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F16]*[.G16]" office:value-type="float" office:value="47920">
            <text:p>47920</text:p>
          </table:table-cell>
          <table:table-cell table:style-name="ce3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K16]*[.L16]" office:value-type="float" office:value="2000">
            <text:p>2000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S15]/1000" office:value-type="float" office:value="5.64">
            <text:p>5,64</text:p>
          </table:table-cell>
          <table:table-cell table:style-name="Default"/>
          <table:table-cell table:style-name="ce4"/>
          <table:table-cell table:style-name="ce8"/>
          <table:table-cell table:style-name="ce13" table:number-columns-repeated="2"/>
          <table:table-cell table:style-name="ce18" table:formula="of:=[.Y15]/1000" office:value-type="float" office:value="7.72">
            <text:p>7,72</text:p>
          </table:table-cell>
          <table:table-cell table:style-name="Default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number-columns-repeated="3"/>
          <table:table-cell table:style-name="ce31"/>
          <table:table-cell table:number-columns-repeated="948"/>
        </table:table-row>
        <table:table-row table:style-name="ro4">
          <table:table-cell table:style-name="ce62" office:value-type="string">
            <text:p>TOLE ALU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F17]*[.G17]" office:value-type="float" office:value="38672">
            <text:p>38672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K17]*[.L17]" office:value-type="float" office:value="4000">
            <text:p>4000</text:p>
          </table:table-cell>
          <table:table-cell table:style-name="ce23" office:value-type="string">
            <text:p>Plat alu 80 <text:s/>ep 3</text:p>
          </table:table-cell>
          <table:table-cell table:style-name="ce26" table:number-columns-repeated="4"/>
          <table:table-cell table:style-name="ce37"/>
          <table:table-cell table:style-name="Default"/>
          <table:table-cell table:style-name="ce23" office:value-type="string">
            <text:p>galav U 60 x 160 ep 4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ce44" office:value-type="string">
            <text:p>TOTAL</text:p>
          </table:table-cell>
          <table:table-cell table:style-name="ce44"/>
          <table:table-cell table:style-name="ce44" table:formula="of:=SUM([.AH8:.AH16])" office:value-type="float" office:value="69.5">
            <text:p>69,5</text:p>
          </table:table-cell>
          <table:table-cell table:style-name="ce45" office:value-type="float" office:value="50">
            <text:p>50</text:p>
          </table:table-cell>
          <table:table-cell table:number-columns-repeated="948"/>
        </table:table-row>
        <table:table-row table:style-name="ro4">
          <table:table-cell table:style-name="ce61"/>
          <table:table-cell table:style-name="ce70" office:value-type="string">
            <text:p>tole alu laqué poudre 3000 x 1500 ep 1,5</text:p>
          </table:table-cell>
          <table:table-cell table:style-name="ce78"/>
          <table:table-cell table:style-name="ce85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F18]*[.G18]" office:value-type="float" office:value="3984">
            <text:p>3984</text:p>
          </table:table-cell>
          <table:table-cell table:style-name="ce3"/>
          <table:table-cell table:number-columns-repeated="3"/>
          <table:table-cell table:style-name="ce31"/>
          <table:table-cell table:style-name="ce2"/>
          <table:table-cell table:style-name="ce11" table:number-columns-repeated="4"/>
          <table:table-cell table:style-name="ce15"/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number-columns-repeated="952"/>
        </table:table-row>
        <table:table-row table:style-name="ro6">
          <table:table-cell table:style-name="ce61"/>
          <table:table-cell table:style-name="ce70" office:value-type="string">
            <text:p>tole alu brut 3000 x 1500 ep 1,5</text:p>
          </table:table-cell>
          <table:table-cell table:style-name="ce78"/>
          <table:table-cell table:style-name="ce85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F19]*[.G19]" office:value-type="float" office:value="767">
            <text:p>767</text:p>
          </table:table-cell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M16:.M18])" office:value-type="float" office:value="6000">
            <text:p>6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F20]*[.G20]" office:value-type="float" office:value="1495">
            <text:p>1495</text:p>
          </table:table-cell>
          <table:table-cell table:style-name="ce22" office:value-type="string">
            <text:p>tube carré alu 35x35 ep 2</text:p>
          </table:table-cell>
          <table:table-cell table:style-name="ce26" table:number-columns-repeated="3"/>
          <table:table-cell table:style-name="ce32"/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W20]*[.X20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2" office:value-type="string">
            <text:p>BARRE/TUBE GALVA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F21]*[.G21]" office:value-type="float" office:value="972">
            <text:p>972</text:p>
          </table:table-cell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W21]*[.X21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galva 40 x 40 ep 2</text:p>
          </table:table-cell>
          <table:table-cell table:style-name="ce78"/>
          <table:table-cell table:style-name="ce85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F22]*[.G22]" office:value-type="float" office:value="2000">
            <text:p>2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galav U 60 x 160 ep 4</text:p>
          </table:table-cell>
          <table:table-cell table:style-name="ce78"/>
          <table:table-cell table:style-name="ce85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F23]*[.G23]" office:value-type="float" office:value="4014">
            <text:p>4014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K23]*[.L23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Y20:.Y22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F24]*[.G24]" office:value-type="float" office:value="1512">
            <text:p>1512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K24]*[.L24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4"/>
          <table:table-cell table:style-name="ce8"/>
          <table:table-cell table:style-name="ce13" table:number-columns-repeated="2"/>
          <table:table-cell table:style-name="ce18" table:formula="of:=[.Y23]/1000" office:value-type="float" office:value="2.734">
            <text:p>2,734</text:p>
          </table:table-cell>
          <table:table-cell table:style-name="Default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2" office:value-type="string">
            <text:p>TOLE GALVA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F25]*[.G25]" office:value-type="float" office:value="1572">
            <text:p>157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K25]*[.L25]" office:value-type="float" office:value="795">
            <text:p>795</text:p>
          </table:table-cell>
          <table:table-cell table:style-name="ce3"/>
          <table:table-cell table:style-name="Default" table:number-columns-repeated="6"/>
          <table:table-cell table:style-name="ce23" office:value-type="string">
            <text:p>Tole perfo C10T12 galva 3000 x 1500 ep 1,5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Tole perfo C10T12 galva 3000 x 1500 ep 1,5</text:p>
          </table:table-cell>
          <table:table-cell table:style-name="ce78"/>
          <table:table-cell table:style-name="ce85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F26]*[.G26]" office:value-type="float" office:value="1462">
            <text:p>146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K26]*[.L26]" office:value-type="float" office:value="595">
            <text:p>5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S21:.S25])" office:value-type="float" office:value="1030">
            <text:p>1030</text:p>
          </table:table-cell>
          <table:table-cell table:style-name="Default"/>
          <table:table-cell table:style-name="ce2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number-columns-repeated="3"/>
          <table:table-cell table:style-name="ce31"/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tole galva 1500 x 3000 ep 0,8</text:p>
          </table:table-cell>
          <table:table-cell table:style-name="ce78"/>
          <table:table-cell table:style-name="ce85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F27]*[.G27]" office:value-type="float" office:value="1066">
            <text:p>1066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K27]*[.L27]" office:value-type="float" office:value="395">
            <text:p>395</text:p>
          </table:table-cell>
          <table:table-cell table:style-name="ce3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S26]/1000" office:value-type="float" office:value="1.03">
            <text:p>1,03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AD8:.AD26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number-columns-repeated="952"/>
        </table:table-row>
        <table:table-row table:style-name="ro4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F28]*[.G28]" office:value-type="float" office:value="1085">
            <text:p>1085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K28]*[.L28]" office:value-type="float" office:value="197">
            <text:p>197</text:p>
          </table:table-cell>
          <table:table-cell table:style-name="ce23" office:value-type="string">
            <text:p>tole alu laqué poudre 3000 x 1500 ep 1,5</text:p>
          </table:table-cell>
          <table:table-cell table:style-name="ce29" table:number-columns-repeated="3"/>
          <table:table-cell table:style-name="ce27"/>
          <table:table-cell table:style-name="ce32"/>
          <table:table-cell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number-columns-repeated="4"/>
          <table:table-cell table:style-name="Default"/>
          <table:table-cell table:number-columns-repeated="952"/>
        </table:table-row>
        <table:table-row table:style-name="ro4">
          <table:table-cell table:style-name="ce62" office:value-type="string">
            <text:p>BARRE/TUBE ACIER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F29]*[.G29]" office:value-type="float" office:value="3364">
            <text:p>3364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K29]*[.L29]" office:value-type="float" office:value="824">
            <text:p>824</text:p>
          </table:table-cell>
          <table:table-cell table:style-name="ce2"/>
          <table:table-cell table:style-name="ce11" table:number-columns-repeated="4"/>
          <table:table-cell table:style-name="ce15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style-name="ce22" office:value-type="string">
            <text:p>tube rond alu 50 ep 2</text:p>
          </table:table-cell>
          <table:table-cell table:style-name="ce26" table:number-columns-repeated="3"/>
          <table:table-cell table:style-name="ce32"/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Cornière acier 30 x 30 ep 3</text:p>
          </table:table-cell>
          <table:table-cell table:style-name="ce77"/>
          <table:table-cell table:style-name="ce85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F30]*[.G30]" office:value-type="float" office:value="1792">
            <text:p>1792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K30]*[.L30]" office:value-type="float" office:value="172">
            <text:p>172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35" office:value-type="string">
            <text:p>plis</text:p>
          </table:table-cell>
          <table:table-cell table:style-name="ce35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number-columns-repeated="952"/>
        </table:table-row>
        <table:table-row table:style-name="ro4">
          <table:table-cell table:style-name="ce61"/>
          <table:table-cell table:style-name="ce66"/>
          <table:table-cell table:style-name="ce78"/>
          <table:table-cell table:style-name="ce85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F31]*[.G31]" office:value-type="float" office:value="1842">
            <text:p>1842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number-columns-repeated="952"/>
        </table:table-row>
        <table:table-row table:style-name="ro2">
          <table:table-cell table:style-name="ce62" office:value-type="string">
            <text:p>DIVERS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F32]*[.G32]" office:value-type="float" office:value="5324">
            <text:p>5324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M23:.M31])" office:value-type="float" office:value="12099">
            <text:p>12099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AC32]*[.AD32]" office:value-type="float" office:value="7160">
            <text:p>7160</text:p>
          </table:table-cell>
          <table:table-cell table:number-columns-repeated="952"/>
        </table:table-row>
        <table:table-row table:style-name="ro2">
          <table:table-cell table:style-name="ce61"/>
          <table:table-cell table:style-name="ce67" office:value-type="string">
            <text:p>Couvre-joint finition / cornière finition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2" office:value-type="string">
            <text:p>VISSERIE</text:p>
          </table:table-cell>
          <table:table-cell table:style-name="ce66"/>
          <table:table-cell table:style-name="ce78" office:value-type="string">
            <text:p>CAPUS</text:p>
          </table:table-cell>
          <table:table-cell table:style-name="ce8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4">
          <table:table-cell table:style-name="ce61"/>
          <table:table-cell table:style-name="ce66" office:value-type="string">
            <text:p>divers vis autoforeuse_rivets_boulon-tiges filetés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 table:number-rows-repeated="2">
          <table:table-cell table:style-name="ce61"/>
          <table:table-cell table:style-name="ce66"/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3"/>
          <table:table-cell table:style-name="Default"/>
          <table:table-cell table:style-name="ce79"/>
          <table:table-cell table:style-name="ce86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F38]*[.G38]" office:value-type="float" office:value="2000">
            <text:p>2000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M32]/1000" office:value-type="float" office:value="12.099">
            <text:p>12,099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AC38]*[.AD38]" office:value-type="float" office:value="11640">
            <text:p>11640</text:p>
          </table:table-cell>
          <table:table-cell table:number-columns-repeated="952"/>
        </table:table-row>
        <table:table-row table:style-name="ro2">
          <table:table-cell table:style-name="ce59"/>
          <table:table-cell table:style-name="ce65"/>
          <table:table-cell table:style-name="ce76"/>
          <table:table-cell table:style-name="ce87" office:value-type="string">
            <text:p>https://www.eco-logis.com/</text:p>
          </table:table-cell>
          <table:table-cell table:style-name="ce7" table:number-columns-repeated="3"/>
          <table:table-cell table:style-name="ce17"/>
          <table:table-cell table:style-name="ce4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1"/>
          <table:table-cell table:style-name="ce66"/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style-name="ce4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4">
          <table:table-cell table:style-name="ce62" office:value-type="string">
            <text:p>ISOLATION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F41]*[.G41]" office:value-type="float" office:value="1668">
            <text:p>1668</text:p>
          </table:table-cell>
          <table:table-cell table:style-name="ce23" office:value-type="string">
            <text:p>Cornière alu 100 x 50 ep 3</text:p>
          </table:table-cell>
          <table:table-cell table:style-name="ce27"/>
          <table:table-cell table:style-name="ce29" table:number-columns-repeated="2"/>
          <table:table-cell table:style-name="ce33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AC41]*[.AD41]" office:value-type="float" office:value="5152">
            <text:p>5152</text:p>
          </table:table-cell>
          <table:table-cell table:number-columns-repeated="952"/>
        </table:table-row>
        <table:table-row table:style-name="ro4">
          <table:table-cell table:style-name="ce61"/>
          <table:table-cell table:style-name="ce70" office:value-type="string">
            <text:p>Liège expansé 1500 x 1000 ep 20</text:p>
          </table:table-cell>
          <table:table-cell table:style-name="ce78" office:value-type="string">
            <text:p>ECOLOGIS</text:p>
          </table:table-cell>
          <table:table-cell table:style-name="ce85"/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F42]*[.G42]" office:value-type="float" office:value="11424">
            <text:p>11424</text:p>
          </table:table-cell>
          <table:table-cell table:style-name="ce2"/>
          <table:table-cell table:style-name="ce11" table:number-columns-repeated="3"/>
          <table:table-cell table:style-name="ce1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number-columns-repeated="3"/>
          <table:table-cell table:style-name="ce31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AC42]*[.AD42]" office:value-type="float" office:value="3600">
            <text:p>3600</text:p>
          </table:table-cell>
          <table:table-cell table:number-columns-repeated="952"/>
        </table:table-row>
        <table:table-row table:style-name="ro4">
          <table:table-cell table:style-name="ce61"/>
          <table:table-cell table:style-name="ce66" office:value-type="string">
            <text:p>BUTEX laine de coton 75mm</text:p>
          </table:table-cell>
          <table:table-cell table:style-name="ce78" office:value-type="string">
            <text:p>ECOLOGIS</text:p>
          </table:table-cell>
          <table:table-cell table:style-name="ce85"/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F43]*[.G43]" office:value-type="float" office:value="2096">
            <text:p>2096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X28:.X42])" office:value-type="float" office:value="6.2">
            <text:p>6,2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AC43]*[.AD43]" office:value-type="float" office:value="1435">
            <text:p>1435</text:p>
          </table:table-cell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fibre de bois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style-name="ce3"/>
          <table:table-cell table:style-name="ce7"/>
          <table:table-cell table:style-name="ce12" table:number-columns-repeated="3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8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4">
          <table:table-cell table:style-name="ce61"/>
          <table:table-cell table:style-name="ce66" office:value-type="string">
            <text:p>kalmut</text:p>
          </table:table-cell>
          <table:table-cell table:style-name="ce78" office:value-type="string">
            <text:p>AZUR SCENIC</text:p>
          </table:table-cell>
          <table:table-cell table:style-name="ce85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F45]*[.G45]" office:value-type="float" office:value="5364">
            <text:p>5364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K45]*[.L45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3" office:value-type="string">
            <text:p>tole galva 1500 x 3000 ep 0,8</text:p>
          </table:table-cell>
          <table:table-cell table:style-name="ce27" table:number-columns-repeated="3"/>
          <table:table-cell table:style-name="ce29"/>
          <table:table-cell table:style-name="ce33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AC45]*[.AD45]" office:value-type="float" office:value="792">
            <text:p>792</text:p>
          </table:table-cell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Moquette</text:p>
          </table:table-cell>
          <table:table-cell table:style-name="ce78" office:value-type="string">
            <text:p>ST MACLOU</text:p>
          </table:table-cell>
          <table:table-cell table:style-name="ce85"/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F46]*[.G46]" office:value-type="float" office:value="1976">
            <text:p>1976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K46]*[.L46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2"/>
          <table:table-cell table:style-name="ce11" table:number-columns-repeated="4"/>
          <table:table-cell table:style-name="ce15"/>
          <table:table-cell table:style-name="ce3"/>
          <table:table-cell table:style-name="ce7"/>
          <table:table-cell table:number-columns-repeated="2" table:style-name="ce7"/>
          <table:table-cell table:style-name="ce7" table:formula="of:=[.AC46]*[.AD46]" office:value-type="float" office:value="0">
            <text:p>0</text:p>
          </table:table-cell>
          <table:table-cell table:number-columns-repeated="952"/>
        </table:table-row>
        <table:table-row table:style-name="ro4">
          <table:table-cell table:style-name="ce63"/>
          <table:table-cell table:style-name="ce72" office:value-type="string">
            <text:p>divers joint</text:p>
          </table:table-cell>
          <table:table-cell table:style-name="ce79"/>
          <table:table-cell table:style-name="ce86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F47]*[.G47]" office:value-type="float" office:value="1856">
            <text:p>185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K47]*[.L47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E30:.AE46])" office:value-type="float" office:value="29779">
            <text:p>29779</text:p>
          </table:table-cell>
          <table:table-cell table:number-columns-repeated="952"/>
        </table:table-row>
        <table:table-row table:style-name="ro2">
          <table:table-cell table:style-name="ce59"/>
          <table:table-cell table:style-name="ce65"/>
          <table:table-cell table:style-name="ce76" office:value-type="string">
            <text:p>DISPANO</text:p>
          </table:table-cell>
          <table:table-cell table:style-name="ce87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F48]*[.G48]" office:value-type="float" office:value="2868">
            <text:p>2868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K48]*[.L48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E47]/1000" office:value-type="float" office:value="29.779">
            <text:p>29,779</text:p>
          </table:table-cell>
          <table:table-cell table:number-columns-repeated="952"/>
        </table:table-row>
        <table:table-row table:style-name="ro2">
          <table:table-cell table:style-name="ce62" office:value-type="string">
            <text:p>BOIS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F49]*[.G49]" office:value-type="float" office:value="4248">
            <text:p>424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K49]*[.L49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Default" table:number-columns-repeated="5"/>
          <table:table-cell table:number-columns-repeated="952"/>
        </table:table-row>
        <table:table-row table:style-name="ro7">
          <table:table-cell table:style-name="ce63"/>
          <table:table-cell table:style-name="ce73" office:value-type="string">
            <text:p>Contreplaqué antidérapant Riga Tex 1525x3000 ep 9</text:p>
          </table:table-cell>
          <table:table-cell table:style-name="ce80"/>
          <table:table-cell table:style-name="ce88" office:value-type="string">
            <text:p>https://www.dispano.fr/p/panneaux/contreplaque-rigatex-tout-bouleau-antiderapant-w-i-f-i-face-antiderapante-A7577743</text:p>
          </table:table-cell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F50]*[.G50]" office:value-type="float" office:value="7680">
            <text:p>7680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K50]*[.L50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ce23" office:value-type="string">
            <text:p>Liège expansé 1500 x 1000 ep 20</text:p>
          </table:table-cell>
          <table:table-cell table:style-name="ce29" table:number-columns-repeated="3"/>
          <table:table-cell table:style-name="ce33"/>
          <table:table-cell table:number-columns-repeated="952"/>
        </table:table-row>
        <table:table-row table:style-name="ro2">
          <table:table-cell table:style-name="ce59"/>
          <table:table-cell table:style-name="ce65"/>
          <table:table-cell table:style-name="ce76"/>
          <table:table-cell table:style-name="ce87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F51]*[.G51]" office:value-type="float" office:value="6856">
            <text:p>6856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K51]*[.L51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2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4">
          <table:table-cell table:style-name="ce62" office:value-type="string">
            <text:p>PLASTIQUE</text:p>
          </table:table-cell>
          <table:table-cell table:style-name="ce66"/>
          <table:table-cell table:style-name="ce78"/>
          <table:table-cell table:style-name="ce85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F52]*[.G52]" office:value-type="float" office:value="4176">
            <text:p>4176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aques</text:p>
          </table:table-cell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Plaque alvéolaire au m2</text:p>
          </table:table-cell>
          <table:table-cell table:style-name="ce78" office:value-type="string">
            <text:p>CONEX</text:p>
          </table:table-cell>
          <table:table-cell table:style-name="ce85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F53]*[.G53]" office:value-type="float" office:value="4672">
            <text:p>4672</text:p>
          </table:table-cell>
          <table:table-cell table:style-name="ce3"/>
          <table:table-cell table:number-columns-repeated="3"/>
          <table:table-cell table:style-name="ce31"/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39"/>
          <table:table-cell table:style-name="ce7" office:value-type="string">
            <text:p>LIEGE SUD</text:p>
          </table:table-cell>
          <table:table-cell table:style-name="ce41"/>
          <table:table-cell table:style-name="ce7" office:value-type="float" office:value="6.33">
            <text:p>6,33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ce61"/>
          <table:table-cell table:style-name="ce66" office:value-type="string">
            <text:p>Joints bords de tole</text:p>
          </table:table-cell>
          <table:table-cell table:style-name="ce78" office:value-type="string">
            <text:p>LABBÉ</text:p>
          </table:table-cell>
          <table:table-cell table:style-name="ce85" office:value-type="string">
            <text:p>https://www.labbe-ccm.fr/profil-u-standard-c102x3586120</text:p>
          </table:table-cell>
          <table:table-cell table:style-name="ce7" table:number-columns-repeated="3"/>
          <table:table-cell table:style-name="ce17"/>
          <table:table-cell table:style-name="ce3"/>
          <table:table-cell table:number-columns-repeated="3"/>
          <table:table-cell table:style-name="ce31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5"/>
          <table:table-cell table:style-name="ce39"/>
          <table:table-cell table:style-name="ce7"/>
          <table:table-cell table:style-name="ce41"/>
          <table:table-cell table:style-name="ce7" table:number-columns-repeated="2"/>
          <table:table-cell table:number-columns-repeated="952"/>
        </table:table-row>
        <table:table-row table:style-name="ro2">
          <table:table-cell table:style-name="ce63"/>
          <table:table-cell table:style-name="ce72" office:value-type="string">
            <text:p>Tube PVC pression HUBLOT</text:p>
          </table:table-cell>
          <table:table-cell table:style-name="ce79" office:value-type="string">
            <text:p>MALRIEUX</text:p>
          </table:table-cell>
          <table:table-cell table:style-name="ce86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F55]*[.G55]" office:value-type="float" office:value="9188">
            <text:p>9188</text:p>
          </table:table-cell>
          <table:table-cell table:style-name="ce3"/>
          <table:table-cell table:style-name="ce28" office:value-type="string">
            <text:p>TOTAL</text:p>
          </table:table-cell>
          <table:table-cell table:style-name="ce13" table:number-columns-repeated="2"/>
          <table:table-cell table:style-name="ce18" table:formula="of:=SUM([.M44:.M54])" office:value-type="float" office:value="14876">
            <text:p>14876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0" office:value-type="string">
            <text:p>VERRE</text:p>
          </table:table-cell>
          <table:table-cell table:style-name="ce65"/>
          <table:table-cell table:style-name="ce76" office:value-type="string">
            <text:p>COPROVER</text:p>
          </table:table-cell>
          <table:table-cell table:style-name="ce87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F56]*[.G56]" office:value-type="float" office:value="12006">
            <text:p>12006</text:p>
          </table:table-cell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M55]/1000" office:value-type="float" office:value="14.876">
            <text:p>14,876</text:p>
          </table:table-cell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number-columns-repeated="4"/>
          <table:table-cell table:style-name="ce31"/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Vitre de projection</text:p>
          </table:table-cell>
          <table:table-cell table:style-name="ce78"/>
          <table:table-cell table:style-name="ce85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F57]*[.G57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X48:.X56])" office:value-type="float" office:value="11">
            <text:p>11</text:p>
          </table:table-cell>
          <table:table-cell table:style-name="ce13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verre Hublot</text:p>
          </table:table-cell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1"/>
          <table:table-cell table:style-name="ce66"/>
          <table:table-cell table:style-name="ce78"/>
          <table:table-cell table:style-name="ce8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0" office:value-type="string">
            <text:p>HUISSERIES</text:p>
          </table:table-cell>
          <table:table-cell table:style-name="ce65"/>
          <table:table-cell table:style-name="ce81"/>
          <table:table-cell table:style-name="ce87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1"/>
          <table:table-cell table:style-name="ce66" office:value-type="string">
            <text:p>portes service</text:p>
          </table:table-cell>
          <table:table-cell table:style-name="ce77" office:value-type="string">
            <text:p>LEROY MERLIN</text:p>
          </table:table-cell>
          <table:table-cell table:style-name="ce8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4">
          <table:table-cell table:style-name="ce61"/>
          <table:table-cell table:style-name="ce66" office:value-type="string">
            <text:p>charnières trappe arr et hublots</text:p>
          </table:table-cell>
          <table:table-cell table:style-name="ce77"/>
          <table:table-cell table:style-name="ce8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3"/>
          <table:table-cell table:style-name="ce72" office:value-type="string">
            <text:p>fenêtre trappes</text:p>
          </table:table-cell>
          <table:table-cell table:style-name="ce79" office:value-type="string">
            <text:p>LE BON COIN</text:p>
          </table:table-cell>
          <table:table-cell table:style-name="ce86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4"/>
          <table:table-cell table:style-name="ce8"/>
          <table:table-cell table:style-name="ce13"/>
          <table:table-cell table:style-name="ce36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F64]*[.G64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4" office:value-type="string">
            <text:p>GARNITURE SIEGES</text:p>
          </table:table-cell>
          <table:table-cell table:style-name="ce74"/>
          <table:table-cell table:style-name="Default"/>
          <table:table-cell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F65]*[.G65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4">
          <table:table-cell table:style-name="Default"/>
          <table:table-cell table:style-name="ce74"/>
          <table:table-cell table:style-name="Default"/>
          <table:table-cell/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F66]*[.G66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2" office:value-type="string">
            <text:p>tube rond alu 35 ep 2</text:p>
          </table:table-cell>
          <table:table-cell table:style-name="ce26" table:number-columns-repeated="3"/>
          <table:table-cell table:style-name="ce32"/>
          <table:table-cell/>
          <table:table-cell table:style-name="ce3"/>
          <table:table-cell table:number-columns-repeated="3"/>
          <table:table-cell table:style-name="ce31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F67]*[.G67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AD53:.AD66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number-columns-repeated="952"/>
        </table:table-row>
        <table:table-row table:style-name="ro4">
          <table:table-cell table:style-name="Default"/>
          <table:table-cell table:style-name="ce74"/>
          <table:table-cell table:style-name="Default"/>
          <table:table-cell table:number-columns-repeated="4"/>
          <table:table-cell table:style-name="ce31"/>
          <table:table-cell table:number-columns-repeated="5"/>
          <table:table-cell table:style-name="ce3"/>
          <table:table-cell table:number-columns-repeated="4"/>
          <table:table-cell table:style-name="ce31"/>
          <table:table-cell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Default" table:number-columns-repeated="4"/>
          <table:table-cell table:number-columns-repeated="953"/>
        </table:table-row>
        <table:table-row table:style-name="ro4">
          <table:table-cell table:style-name="Default"/>
          <table:table-cell table:style-name="ce74"/>
          <table:table-cell table:style-name="Default"/>
          <table:table-cell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H8:.H68])" office:value-type="float" office:value="337359">
            <text:p>337359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6" table:formula="of:=SUM([.Q31:.Q67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W69]*[.X69]" office:value-type="float" office:value="4356">
            <text:p>4356</text:p>
          </table:table-cell>
          <table:table-cell/>
          <table:table-cell table:style-name="ce23" office:value-type="string">
            <text:p>Cornière acier 30 x 30 ep 3</text:p>
          </table:table-cell>
          <table:table-cell table:style-name="ce29" table:number-columns-repeated="3"/>
          <table:table-cell table:style-name="ce33"/>
          <table:table-cell table:number-columns-repeated="952"/>
        </table:table-row>
        <table:table-row table:style-name="ro4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3"/>
          <table:table-cell table:formula="of:=[.H69]/6/1000" office:value-type="float" office:value="56.2265">
            <text:p>56,2265</text:p>
          </table:table-cell>
          <table:table-cell table:number-columns-repeated="5"/>
          <table:table-cell table:style-name="ce23" office:value-type="string">
            <text:p>tole alu brut 3000 x 1500 ep 1,5</text:p>
          </table:table-cell>
          <table:table-cell table:style-name="ce27"/>
          <table:table-cell table:style-name="ce29" table:number-columns-repeated="3"/>
          <table:table-cell table:style-name="ce33"/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W70]*[.X70]" office:value-type="float" office:value="4410">
            <text:p>4410</text:p>
          </table:table-cell>
          <table:table-cell/>
          <table:table-cell table:style-name="ce2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4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2"/>
          <table:table-cell table:style-name="ce11" table:number-columns-repeated="4"/>
          <table:table-cell table:style-name="ce1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W71]*[.X71]" office:value-type="float" office:value="848">
            <text:p>848</text:p>
          </table:table-cell>
          <table:table-cell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l</text:p>
          </table:table-cell>
          <table:table-cell table:style-name="ce7" office:value-type="string">
            <text:p>total l</text:p>
          </table:table-cell>
          <table:table-cell table:number-columns-repeated="952"/>
        </table:table-row>
        <table:table-row table:style-name="ro4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style-name="ce7" office:value-type="string">
            <text:p>ref</text:p>
          </table:table-cell>
          <table:table-cell table:style-name="ce35" office:value-type="string">
            <text:p>qte</text:p>
          </table:table-cell>
          <table:table-cell table:style-name="ce35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W72]*[.X72]" office:value-type="float" office:value="2628">
            <text:p>2628</text:p>
          </table:table-cell>
          <table:table-cell/>
          <table:table-cell table:style-name="ce39"/>
          <table:table-cell table:style-name="ce7" office:value-type="string">
            <text:p>Support Manchon</text:p>
          </table:table-cell>
          <table:table-cell table:style-name="ce41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D72]*[.AC72]" office:value-type="float" office:value="2000">
            <text:p>2000</text:p>
          </table:table-cell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W73]*[.X73]" office:value-type="float" office:value="0">
            <text:p>0</text:p>
          </table:table-cell>
          <table:table-cell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W74]*[.X74]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/>
          <table:table-cell table:style-name="ce18" table:formula="of:=[.AE72]" office:value-type="float" office:value="2000">
            <text:p>2000</text:p>
          </table:table-cell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W75]*[.X75]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en m</text:p>
          </table:table-cell>
          <table:table-cell table:style-name="ce13"/>
          <table:table-cell table:style-name="ce36"/>
          <table:table-cell table:style-name="ce18" table:formula="of:=[.AE74]/1000" office:value-type="float" office:value="2">
            <text:p>2</text:p>
          </table:table-cell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Y67:.Y75])" office:value-type="float" office:value="12242">
            <text:p>12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3"/>
          <table:table-cell table:number-columns-repeated="4"/>
          <table:table-cell table:style-name="ce31"/>
          <table:table-cell/>
          <table:table-cell table:style-name="ce4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Y76]/1000" office:value-type="float" office:value="12.242">
            <text:p>12,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9"/>
          <table:table-cell table:style-name="ce4"/>
          <table:table-cell table:style-name="ce8" office:value-type="string">
            <text:p>TOTAL</text:p>
          </table:table-cell>
          <table:table-cell table:style-name="ce13"/>
          <table:table-cell table:style-name="ce36" table:formula="of:=SUM([.Q73:.Q77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7"/>
          <table:table-cell table:style-name="Default" table:number-columns-repeated="5"/>
          <table:table-cell table:number-columns-repeated="952"/>
        </table:table-row>
        <table:table-row table:style-name="ro2">
          <table:table-cell table:style-name="Default"/>
          <table:table-cell table:style-name="ce74"/>
          <table:table-cell table:style-name="Default"/>
          <table:table-cell table:style-name="ce90"/>
          <table:table-cell table:number-columns-repeated="22"/>
          <table:table-cell table:style-name="Default" table:number-columns-repeated="5"/>
          <table:table-cell table:number-columns-repeated="952"/>
        </table:table-row>
        <table:table-row table:style-name="ro2" table:number-rows-repeated="1048496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9">29/07/2023</text:date>, <text:time>19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Lenclos</meta:initial-creator>
    <meta:creation-date>2023-07-29T12:31:28</meta:creation-date>
    <dc:date>2023-07-29T19:34:05</dc:date>
    <dc:creator>Bertrand Lenclos</dc:creator>
    <meta:editing-duration>PT7H2M37S</meta:editing-duration>
    <meta:editing-cycles>9</meta:editing-cycles>
    <meta:generator>OpenOffice/4.1.14$Unix OpenOffice.org_project/4114m1$Build-9811</meta:generator>
    <meta:document-statistic meta:table-count="4" meta:cell-count="1638" meta:object-count="0"/>
  </office:meta>
</office:document-meta>
</file>